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1f4" officeooo:paragraph-rsid="0008c1f4"/>
    </style:style>
    <style:style style:name="P2" style:family="paragraph" style:parent-style-name="Standard">
      <style:text-properties officeooo:rsid="0008c1f4" officeooo:paragraph-rsid="0008c1f4" loext:padding="0cm" loext:border="none"/>
    </style:style>
    <style:style style:name="P3" style:family="paragraph" style:parent-style-name="Standard">
      <style:text-properties officeooo:paragraph-rsid="0008c1f4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08c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lcuni brevi appunti sul </text:span>Sustained Digital Sovereignty with Free Software</text:p>
      <text:p text:style-name="P1"/>
      <text:p text:style-name="P1"/>
      <text:p text:style-name="P2">I produttori (Makers) sono aziende nate dall'open source (OSS) e difendono il loro ruolo investendo di più nelle loro offerte proprietarie.</text:p>
      <text:p text:style-name="P2"/>
      <text:p text:style-name="P2">Al contrario, i fruitori (Takers) approfittano dell'ampia adozione dell'OSS per monetizzare progetti senza contribuire al bene della comunità OSS.</text:p>
      <text:p text:style-name="P2"/>
      <text:p text:style-name="P2"/>
      <text:p text:style-name="P2">Questo comportamento danneggia i progetti OSS e induce i produttori a diventare più egoisti, compromettendo le loro contribuzioni. I Takers traggono vantaggio dalle contribuzioni OSS dei produttori, ma la loro azione può disturbare e danneggiare i produttori stessi. Inoltre, l'OSS è diventato un complemento conveniente per il Cloud.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5:03:01.873000000</meta:creation-date>
    <dc:date>2023-12-15T15:06:08.298000000</dc:date>
    <meta:editing-duration>PT3M9S</meta:editing-duration>
    <meta:editing-cycles>1</meta:editing-cycles>
    <meta:document-statistic meta:table-count="0" meta:image-count="0" meta:object-count="0" meta:page-count="1" meta:paragraph-count="5" meta:word-count="98" meta:character-count="693" meta:non-whitespace-character-count="598"/>
    <meta:generator>LibreOfficeDev/24.2.0.0.alpha1$Windows_X86_64 LibreOffice_project/619500d6919c227e734b119481a4b334972e0b7b</meta:generator>
  </office:meta>
</office:document-meta>
</file>